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2.18016666666667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0.677333333333333cm" style:use-optimal-column-width="true"/>
    </style:style>
    <style:style style:name="co6" style:family="table-column">
      <style:table-column-properties fo:break-before="auto" style:column-width="0.656166666666667cm" style:use-optimal-column-width="true"/>
    </style:style>
    <style:style style:name="co7" style:family="table-column">
      <style:table-column-properties fo:break-before="auto" style:column-width="1.69333333333333cm" style:use-optimal-column-width="true"/>
    </style:style>
    <style:style style:name="co8" style:family="table-column">
      <style:table-column-properties fo:break-before="auto" style:column-width="2.96333333333333cm" style:use-optimal-column-width="true"/>
    </style:style>
    <style:style style:name="co9" style:family="table-column">
      <style:table-column-properties fo:break-before="auto" style:column-width="3.85233333333333cm" style:use-optimal-column-width="true"/>
    </style:style>
    <style:style style:name="co10" style:family="table-column">
      <style:table-column-properties fo:break-before="auto" style:column-width="3.15383333333333cm" style:use-optimal-column-width="true"/>
    </style:style>
    <style:style style:name="co11" style:family="table-column">
      <style:table-column-properties fo:break-before="auto" style:column-width="1.524cm" style:use-optimal-column-width="true"/>
    </style:style>
    <style:style style:name="co12" style:family="table-column">
      <style:table-column-properties fo:break-before="auto" style:column-width="3.81cm" style:use-optimal-column-width="true"/>
    </style:style>
    <style:style style:name="co13" style:family="table-column">
      <style:table-column-properties fo:break-before="auto" style:column-width="1.43933333333333cm" style:use-optimal-column-width="true"/>
    </style:style>
    <style:style style:name="co14" style:family="table-column">
      <style:table-column-properties fo:break-before="auto" style:column-width="3.8735cm" style:use-optimal-column-width="true"/>
    </style:style>
    <style:style style:name="co15" style:family="table-column">
      <style:table-column-properties fo:break-before="auto" style:column-width="1.54516666666667cm" style:use-optimal-column-width="true"/>
    </style:style>
    <style:style style:name="co16" style:family="table-column">
      <style:table-column-properties fo:break-before="auto" style:column-width="2.39183333333333cm" style:use-optimal-column-width="true"/>
    </style:style>
    <style:style style:name="co1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ke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number-columns-repeated="1635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tipopok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fre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tipo1</text:p>
          </table:table-cell>
          <table:table-cell office:value-type="string" table:style-name="ce2">
            <text:p>tipo2</text:p>
          </table:table-cell>
          <table:table-cell office:value-type="string" table:style-name="ce2">
            <text:p>pokemon</text:p>
          </table:table-cell>
          <table:table-cell office:value-type="string" table:style-name="ce2">
            <text:p>tipo1fr1</text:p>
          </table:table-cell>
          <table:table-cell office:value-type="string" table:style-name="ce2">
            <text:p>tipo2fr1</text:p>
          </table:table-cell>
          <table:table-cell office:value-type="string" table:style-name="ce2">
            <text:p>fr1</text:p>
          </table:table-cell>
          <table:table-cell office:value-type="string" table:style-name="ce2">
            <text:p>tipo1fr2</text:p>
          </table:table-cell>
          <table:table-cell office:value-type="string" table:style-name="ce2">
            <text:p>tipo2fr2</text:p>
          </table:table-cell>
          <table:table-cell office:value-type="string" table:style-name="ce2">
            <text:p>fr2</text:p>
          </table:table-cell>
          <table:table-cell office:value-type="string" table:style-name="ce2">
            <text:p>tipo1fr3</text:p>
          </table:table-cell>
          <table:table-cell office:value-type="string" table:style-name="ce2">
            <text:p>tipo2fr3</text:p>
          </table:table-cell>
          <table:table-cell office:value-type="string" table:style-name="ce2">
            <text:p>fr3</text:p>
          </table:table-cell>
          <table:table-cell office:value-type="string" table:style-name="ce2">
            <text:p>tipo1fr4</text:p>
          </table:table-cell>
          <table:table-cell office:value-type="string" table:style-name="ce2">
            <text:p>tipo2fr4</text:p>
          </table:table-cell>
          <table:table-cell office:value-type="string" table:style-name="ce2">
            <text:p>fr4</text:p>
          </table:table-cell>
          <table:table-cell office:value-type="string" table:style-name="ce2">
            <text:p>tipo1fr5</text:p>
          </table:table-cell>
          <table:table-cell office:value-type="string" table:style-name="ce2">
            <text:p>tipo2fr5</text:p>
          </table:table-cell>
          <table:table-cell office:value-type="string" table:style-name="ce2">
            <text:p>fr5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lba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Ivy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usau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Venusau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a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e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rizard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ega-Charizard X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Charizard Y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qui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rto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stois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Blastois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terp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utterfre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Kak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edri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Beed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Pidge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icat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p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k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b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chu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hrew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lash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Mach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i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lpix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netales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Jiggly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igglyt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ubat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olbat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dd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loom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leplum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e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n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glet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gtri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sia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y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e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wlith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anin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a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hi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oliwra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dab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akazam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lakaz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amp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llspro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pinb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ctreeb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eodude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ravele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olem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ny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pidash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b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Slow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arfetch´d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u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ri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Dewg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ime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k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loys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ast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u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engar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Gengar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w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yp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a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gle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torb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ode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cu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uto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owak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 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c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tu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ff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eezing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hor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d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ns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ngaskh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Kangask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s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ee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king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r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tar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r. Mim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cyther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yn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a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sir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Pins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Paldea Combatiente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e Paldea Ardiente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e Paldea Acuat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ikarp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yarados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Gyara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Lapras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po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olt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ny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s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erodactyl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Aerodacty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lax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ticu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apdos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ltres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tw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Mewtwo X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Mewtwo 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k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lee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nium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yndaqu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phlosio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on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raligat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t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oth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ctow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yb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ian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pinar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ria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r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inch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an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gglyb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ge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at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Xatu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a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pharos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oss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zuma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dowood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toed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pp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ip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Jumpl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pom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k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fl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oope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e 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Quagsir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mb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urkrow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king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dreav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ow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gno 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bbuffet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rafarig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e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ret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nspar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gar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teelix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Steel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ub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n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Qwilfish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cizor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ega-Sciz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huck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eracros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Heracr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ease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isui 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ddiur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aring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Magc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in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iloswin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orsol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mora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ctillery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libi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armo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om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Mega-Hound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ing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an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pha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n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earg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ro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t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mooch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ss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k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te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c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arv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up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yranita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Tyran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-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ele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ec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vy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eptil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ega-Scept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chic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mbuske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lazike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Blazi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k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rshto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ampert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Swampe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och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ght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igzagoo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noon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rmp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eautifly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tox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t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mb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dico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d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uzleaf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iftry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i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e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ing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eli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al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ir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ardevoi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Gardevo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urs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squer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room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re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gor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nc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inja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hedi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sm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ud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lou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ku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riy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zu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se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lca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abley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ega-Sabley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wile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Maw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ai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gron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gg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tite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cham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Medich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ctric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Man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s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be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llu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li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lpin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alot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rvan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arped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Sharp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umel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amerupt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Camerup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ko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o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m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pin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ibr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y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c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cturn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b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ltari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Alta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ngo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vi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na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ol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Barbo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hisc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ph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rawda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alto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layd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il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radi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nori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mal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eb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otic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tform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uvi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c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pp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ett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Ban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cl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op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e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so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bs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yna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l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Gla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ph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ea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alre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mpe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unt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eby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elicanth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vdis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alamenc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Salame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eld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gros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Metagr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st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a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Lat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o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Lat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ogr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ige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ud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ige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ayquaz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Rayqu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ira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oxys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loc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urtw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ort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ch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onf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Infern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mpo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l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v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pto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doof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bar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ot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un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x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i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ray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d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rad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ni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mpar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hiel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asti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Plan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Aren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Bas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rmadam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ronco Plan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ronco Aren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ronco Bas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h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ombe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espiqu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chirisu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ze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atze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rim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capotad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e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os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es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strod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Oes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bipom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bl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ea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punn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Lopu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mag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nchk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me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ug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ng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tun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kun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s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e J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ppi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t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piritom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ibl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bit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rchomp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Garcho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chl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o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potas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wd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koru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p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roagunk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oxicroak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ni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ne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mine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y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ove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bomasnow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Mega-Abomasn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Weavil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lic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perior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rowth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iv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or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ki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af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c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sc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moswin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-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llad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Gall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robo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no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os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avad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ri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enti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orte</text:p>
          </table:table-cell>
          <table:table-cell table:number-columns-repeated="1635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x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spr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ze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ialg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Origen 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alki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Origen 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eatr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gi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ratin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odificad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Orig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s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i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a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kr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ymin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ic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iv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per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ign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mb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sha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rott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t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tch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p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utla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rlo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ep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ha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o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anqu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Unfezan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t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bstri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ggenr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d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li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lb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xcad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di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Au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b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d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keld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m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pito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eismito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r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ewa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wad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eava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hir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co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otto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himsic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il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gant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ya Roj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ya Azu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ya Blan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an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kor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ok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umak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Normal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odo Darum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 Galar Modo Normal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e Galar Modo Dar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ac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we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rus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f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gilyp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ask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fag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rto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arraco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ubb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bodo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u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oark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os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o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unicl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uck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ux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rimave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ra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Oto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rimave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ra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Oto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mol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rabl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scaval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on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moongu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illish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Jellicent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omom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Jolt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alva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s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tho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l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na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g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hee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itwi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mp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andel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ax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x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ch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yogon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lg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tunfisk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e 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f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sh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uddi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u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awni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isha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ffal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uff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raviary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ull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di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at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Zweilo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ydrei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rve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ca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bal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errak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iriz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nadus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tar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hundurus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vata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esh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Zekr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andorus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vatar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lanco (Inactiv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egro (Inactiv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lanco (Activ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egro (Activ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elde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oet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iric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an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 ROM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droROM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lgoROM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roROM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ioROM</text:p>
          </table:table-cell>
          <table:table-cell table:number-columns-repeated="1635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sp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lad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hesnaugh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nnek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ix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lpho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ak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ga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Greninj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nel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iggers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i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lonfla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atter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w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it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yro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5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5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5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d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go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ch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ang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stic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on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oubl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egisl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t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omatis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irl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r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Ink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ala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n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arbar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krel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gal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unc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witz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pt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li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ant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ma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ur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ylv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aw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de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arb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iggo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d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lef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hantu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reven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umpkab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Gourgeist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Peque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Grand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Extragran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g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lugg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v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erneas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lajad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vel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Zygard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10 Porcient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omp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iancie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Dian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op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Contenid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esat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can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w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artr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ciduey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tt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rac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Inciner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ppl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o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rima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kipe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umbe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ucann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ung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msh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b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arja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ikav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braw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rabomin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Animad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Placid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Apasionad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Refi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utief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ibomb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r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urn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cturn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pusc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shiwash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dividu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Marean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oxape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br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sd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Dewpi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aquan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m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r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el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Shiino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nd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z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tuff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ew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nswe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e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sare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f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a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sim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im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Goliso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andyg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ossa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yukum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digo 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m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urtona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ogede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ikyu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scubi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ux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m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hel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ng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aka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om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K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Le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Bu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F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olga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Lun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ihil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uzzw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herom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urkitr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eleste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art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uzz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crozm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elena Crepuscula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las Del Alb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Ultra-Necroz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gearn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olor Vetus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arshad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i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aganad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takat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lacepha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ra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g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met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o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wac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llaboom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orbu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b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derac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zz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le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wov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ed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okid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visqu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Corviknight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p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ot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beetl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c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iev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ssifle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deg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ol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bw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w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ednaw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tu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lyco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ark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oalossal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appl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etun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ico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acond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Cramorant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ragatod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ngulleto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roku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raskew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d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rave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zz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Centiskorch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bbop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pplo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ste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aic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nu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teageist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aic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nu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e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t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Hatteren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mpidi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g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rimmsnar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bstag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rser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s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rfetch´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r. R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une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lin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curch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ros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njour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iscu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 Des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deede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orpek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aciad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r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f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pperajah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uraludon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ee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klo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apu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cian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rero Avezad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spada Supre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maze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rero Avezad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scudo Supre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tern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namax Infi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b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Estilo Brus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stilo Fluid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Estilo Brusco Gigamax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stilo Fluido Gigam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Zarud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ele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s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c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alyrex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Jinete Glaci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Jinete Espectr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Wyrde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Kleav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rsa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asculegi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neas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verqw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 Hisui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namorus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vat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g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ag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owscar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co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keledir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w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Quaqu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ho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inkologn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rou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d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m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ok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w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dema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ushold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milia De Tres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milia De Cua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dou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chsb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mo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l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rboli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quawkabilly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lumaje Verd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lumaje Azu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lumaje Amarill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lumaje Bl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st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ganac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cad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rma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erul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dbul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ib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Kilo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h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bosst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roo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rafai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egh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w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sa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covill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l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Rabs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i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ath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g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gt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Bombi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iz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lafi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gen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o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ar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evavroom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tostar Segi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tostar Scheda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tostar Tsih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tostar Ruchbach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tostar Caph</text:p>
          </table:table-cell>
          <table:table-cell table:number-columns-repeated="16359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ycliz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thwo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av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unds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lam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o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elu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do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atsugiri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Curvad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anguid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ec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nnihil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lods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rigira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dunsparce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nodula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inod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ingamb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lmi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olagr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rio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lenale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Repta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el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d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errosa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alm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rrocue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erropol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ú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rig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axcalib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mmighou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fr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d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holde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Wo-Chi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hien-P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ing-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i-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Brama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erropalad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o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i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Ondul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errover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kidog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kido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zandipit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gerp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Legend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rapa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59"/>
        </table:table-row>
        <table:table-row table:number-rows-repeated="1047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David CM</meta:initial-creator>
    <dc:creator>David CM</dc:creator>
    <meta:creation-date>2023-01-14T16:16:38Z</meta:creation-date>
    <dc:date>2023-06-07T09:44:39Z</dc:date>
  </office:meta>
</office:document-meta>
</file>